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7d59d" officeooo:paragraph-rsid="0017d59d"/>
    </style:style>
    <style:style style:name="P2" style:family="paragraph" style:parent-style-name="Lettre">
      <style:paragraph-properties fo:orphans="0" fo:widows="0"/>
      <style:text-properties officeooo:paragraph-rsid="0017d59d"/>
    </style:style>
    <style:style style:name="P3" style:family="paragraph" style:parent-style-name="Lettre">
      <style:paragraph-properties fo:orphans="0" fo:widows="0"/>
      <style:text-properties officeooo:rsid="0017d59d" officeooo:paragraph-rsid="0017d59d"/>
    </style:style>
    <style:style style:name="P4" style:family="paragraph" style:parent-style-name="Standard">
      <style:text-properties officeooo:rsid="0017d59d" officeooo:paragraph-rsid="001eec37"/>
    </style:style>
    <style:style style:name="T1" style:family="text">
      <style:text-properties style:font-name="Calibri" fo:font-size="11pt" style:font-size-asian="11pt" style:font-size-complex="11pt"/>
    </style:style>
    <style:style style:name="T2" style:family="text">
      <style:text-properties style:font-name="Calibri" fo:font-size="11pt" officeooo:rsid="001aa8c9" style:font-size-asian="11pt" style:font-size-complex="11pt"/>
    </style:style>
    <style:style style:name="T3" style:family="text">
      <style:text-properties style:font-name="Calibri" fo:font-size="11pt" officeooo:rsid="001b57dc" style:font-size-asian="11pt" style:font-size-complex="11pt"/>
    </style:style>
    <style:style style:name="T4" style:family="text">
      <style:text-properties style:font-name="Calibri" fo:font-size="11pt" style:font-size-asian="11pt" style:font-name-complex="Calibri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st <text:span text:style-name="T1">$odoo(coop_forme_juridique)</text:span></text:p>
      <text:p text:style-name="P1"/>
      <text:p text:style-name="P2" loext:marker-style-name="T1"><text:span text:style-name="T1">[if $odoo(coop_forme_juridique) == SAS] [for $odoo(mandataires_sas)] [if [foritem type] == PP]</text:span><text:span text:style-name="T2">nom=</text:span><text:span text:style-name="T4"> </text:span><text:span text:style-name="T1">[foritem nom], </text:span><text:span text:style-name="T3">titre=</text:span><text:span text:style-name="T1">[foritem titre] ; [endif] [endfor]</text:span></text:p>
      <text:p text:style-name="P2" loext:marker-style-name="T1"><text:span text:style-name="T1"/></text:p>
      <text:p text:style-name="P3" loext:marker-style-name="T1"><text:span text:style-name="T1">[endif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ettre" style:family="paragraph">
      <style:paragraph-properties fo:margin-top="0in" fo:margin-bottom="0in" style:contextual-spacing="false" fo:line-height="10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6:49:27.575886060</meta:creation-date>
    <dc:date>2024-04-12T17:39:29.805268839</dc:date>
    <meta:editing-duration>PT1M40S</meta:editing-duration>
    <meta:editing-cycles>5</meta:editing-cycles>
    <meta:generator>LibreOffice/7.6.5.2$Linux_X86_64 LibreOffice_project/60$Build-2</meta:generator>
    <meta:document-statistic meta:table-count="0" meta:image-count="0" meta:object-count="0" meta:page-count="1" meta:paragraph-count="3" meta:word-count="21" meta:character-count="193" meta:non-whitespace-character-count="175"/>
  </office:meta>
</office:document-meta>
</file>